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10000000104DBFD5B3.png" manifest:media-type="image/png"/>
  <manifest:file-entry manifest:full-path="Pictures/1000020100000010000000104B8E591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8.469cm" fo:margin-left="-1.418cm" table:align="left"/>
    </style:style>
    <style:style style:name="Tableau1.A" style:family="table-column">
      <style:table-column-properties style:column-width="1.852cm"/>
    </style:style>
    <style:style style:name="Tableau1.B" style:family="table-column">
      <style:table-column-properties style:column-width="0.556cm"/>
    </style:style>
    <style:style style:name="Tableau1.C" style:family="table-column">
      <style:table-column-properties style:column-width="5.583cm"/>
    </style:style>
    <style:style style:name="Tableau1.D" style:family="table-column">
      <style:table-column-properties style:column-width="8.751cm"/>
    </style:style>
    <style:style style:name="Tableau1.E" style:family="table-column">
      <style:table-column-properties style:column-width="2.977cm"/>
    </style:style>
    <style:style style:name="Tableau1.1" style:family="table-row">
      <style:table-row-properties style:min-row-height="0.13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none" fo:border-right="0.05pt solid #000000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false">
        <text:changed-region xml:id="ct155122336" text:id="ct155122336">
          <text:insertion>
            <office:change-info>
              <dc:creator>Gauthier Bastien</dc:creator>
              <dc:date>2012-10-04T09:38:00</dc:date>
            </office:change-info>
          </text:insertion>
        </text:changed-region>
        <text:changed-region xml:id="ct155126760" text:id="ct155126760">
          <text:insertion>
            <office:change-info>
              <dc:creator>Gauthier Bastien</dc:creator>
              <dc:date>2012-09-26T12:1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header-rows>
          <table:table-row table:style-name="Tableau1.1">
            <table:table-cell table:style-name="Tableau1.A1" office:value-type="string">
              <text:p text:style-name="Table_20_Heading">Séance</text:p>
            </table:table-cell>
            <table:table-cell table:style-name="Tableau1.A1" office:value-type="string">
              <text:p text:style-name="Table_20_Heading"/>
            </table:table-cell>
            <table:table-cell table:style-name="Tableau1.C1" office:value-type="string">
              <text:p text:style-name="Table_20_Heading">Titre du rapport</text:p>
            </table:table-cell>
            <table:table-cell table:style-name="Tableau1.A1" office:value-type="string">
              <text:p text:style-name="Table_20_Heading">Suivi à apporter</text:p>
            </table:table-cell>
            <table:table-cell table:style-name="Tableau1.A1" office:value-type="string">
              <text:p text:style-name="Table_20_Heading">Par</text:p>
            </table:table-cell>
            <table:table-cell table:style-name="Tableau1.F1" office:value-type="string">
              <text:p text:style-name="Table_20_Heading">Suivi apporté</text:p>
            </table:table-cell>
          </table:table-row>
        </table:table-header-rows>
        <table:table-row>
          <table:table-cell table:style-name="Tableau1.A2" office:value-type="string">
            <text:p text:style-name="Table_20_Contents"><office:annotation><dc:creator>Gauthier Bastien</dc:creator><dc:date>2012-09-26T11:53:44</dc:date><text:p text:style-name="P1"><text:span text:style-name="T1">do row for item in [brain.getObject() for brain in meetingConfig.searchItemsForDashboard('', '', '', '')]</text:span></text:p></office:annotation><text:change-start text:change-id="ct155122336"/>item.getMeeting().getDate().strftime('%d/%m/%y')<text:change-end text:change-id="ct155122336"/></text:p>
          </table:table-cell>
          <table:table-cell table:style-name="Tableau1.A2" office:value-type="string">
            <text:p text:style-name="Table_20_Contents"><draw:frame draw:style-name="fr1" draw:name="images3" text:anchor-type="char" svg:x="0cm" svg:y="0.071cm" svg:width="0.423cm" svg:height="0.423cm" draw:z-index="1"><draw:image xlink:href="Pictures/1000020100000010000000104DBFD5B3.png" xlink:type="simple" xlink:show="embed" xlink:actuate="onLoad"/></draw:frame> <office:annotation><dc:creator>Gauthier Bastien</dc:creator><dc:date>2012-09-26T12:29:16</dc:date><text:p text:style-name="P2"><text:span text:style-name="T1">do text if item.getFollowUp() == 'follow_up_yes'</text:span></text:p></office:annotation></text:p>
            <text:p text:style-name="Table_20_Contents"><text:s/><draw:frame draw:style-name="fr1" draw:name="images2" text:anchor-type="char" svg:x="0cm" svg:y="0.139cm" svg:width="0.423cm" svg:height="0.423cm" draw:z-index="0"><draw:image xlink:href="Pictures/1000020100000010000000104B8E5911.png" xlink:type="simple" xlink:show="embed" xlink:actuate="onLoad"/></draw:frame><office:annotation><dc:creator>Gauthier Bastien</dc:creator><dc:date>2012-09-26T12:29:16</dc:date><text:p text:style-name="P2"><text:span text:style-name="T1">do text if item.getFollowUp() == 'follow_up_provided'</text:span></text:p></office:annotation></text:p>
          </table:table-cell>
          <table:table-cell table:style-name="Tableau1.C2" office:value-type="string">
            <text:p text:style-name="Table_20_Contents"><office:annotation><dc:creator>Gauthier Bastien</dc:creator><dc:date>2012-10-03T12:18:58</dc:date><text:p text:style-name="P2"><text:span text:style-name="T1">do text</text:span></text:p><text:p text:style-name="P2"><text:span text:style-name="T1">from xhtml(item.getLinkAndTitle())</text:span></text:p></office:annotation>Titre et lien</text:p>
          </table:table-cell>
          <table:table-cell table:style-name="Tableau1.A2" office:value-type="string">
            <text:p text:style-name="Table_20_Contents">Suivi à apporter<office:annotation><dc:creator>Gauthier Bastien</dc:creator><dc:date>2012-09-26T11:51:57</dc:date><text:p text:style-name="P1"><text:span text:style-name="T1">do text</text:span></text:p><text:p text:style-name="P1"><text:span text:style-name="T1">from xhtml(item.getNeededFollowUp())</text:span></text:p></office:annotation></text:p>
          </table:table-cell>
          <table:table-cell table:style-name="Tableau1.A2" office:value-type="string">
            <text:p text:style-name="Table_20_Contents"><text:change-start text:change-id="ct155126760"/>item.displayValue(item.listProposingGroup(), item.getProposingGroup())<text:change-end text:change-id="ct155126760"/></text:p>
          </table:table-cell>
          <table:table-cell table:style-name="Tableau1.F2" office:value-type="string">
            <text:p text:style-name="Table_20_Contents">Suivi apporté<office:annotation><dc:creator>Gauthier Bastien</dc:creator><dc:date>2012-09-26T11:51:57</dc:date><text:p text:style-name="P1"><text:span text:style-name="T1">do text</text:span></text:p><text:p text:style-name="P1"><text:span text:style-name="T1">from xhtml(item.getProvidedFollowUp())</text:span>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13:55:28</meta:creation-date>
    <meta:editing-duration>P0D</meta:editing-duration>
    <meta:editing-cycles>2</meta:editing-cycles>
    <meta:generator>LibreOffice/3.5$Linux_x86 LibreOffice_project/350m1$Build-2</meta:generator>
    <meta:initial-creator>Gauthier Bastien</meta:initial-creator>
    <dc:date>2012-10-08T13:56:04</dc:date>
    <dc:creator>Gauthier Bastien</dc:creator>
    <meta:document-statistic meta:table-count="1" meta:image-count="2" meta:object-count="0" meta:page-count="1" meta:paragraph-count="12" meta:word-count="27" meta:character-count="222" meta:non-whitespace-character-count="209"/>
  </office:meta>
</office:document-meta>
</file>